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rVoSym1" svg:font-family="MarVoSym" style:font-charset="x-symbol"/>
    <style:font-face style:name="MarVoSym2" svg:font-family="MarVoSym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4" svg:font-family="'Liberation Sans'" style:font-pitch="variable" style:font-charset="x-symbol"/>
    <style:font-face style:name="MarVoSym" svg:font-family="MarVoSym" style:font-pitch="variable" style:font-charset="x-symbol"/>
    <style:font-face style:name="Liberation Sans3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Purisa" svg:font-family="Purisa" style:font-pitch="variable"/>
    <style:font-face style:name="URW Chancery L" svg:font-family="'URW Chancery L'" style:font-pitch="variable"/>
    <style:font-face style:name="Z003" svg:font-family="Z003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8.203cm" fo:min-width="6.693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6.039cm" fo:min-width="7.89cm"/>
    </style:style>
    <style:style style:name="gr3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min-height="19.251cm" fo:min-width="15.332cm" fo:padding-top="0.725cm" fo:padding-bottom="0.725cm" fo:padding-left="0.85cm" fo:padding-right="0.85cm"/>
    </style:style>
    <style:style style:name="gr4" style:family="graphic" style:parent-style-name="standard">
      <style:graphic-properties svg:stroke-width="1cm" svg:stroke-color="#000000" draw:marker-start-width="1.7cm" draw:marker-end-width="1.7cm" draw:fill="solid" draw:fill-color="#009933" draw:textarea-horizontal-align="justify" draw:textarea-vertical-align="middle" draw:auto-grow-height="false" fo:min-height="2.423cm" fo:min-width="2.173cm" fo:padding-top="0.625cm" fo:padding-bottom="0.625cm" fo:padding-left="0.75cm" fo:padding-right="0.75cm"/>
    </style:style>
    <style:style style:name="gr5" style:family="graphic" style:parent-style-name="objectwithoutfill">
      <style:graphic-properties svg:stroke-width="1cm" draw:marker-start-width="1.7cm" draw:marker-end-width="1.7cm" draw:fill="none" draw:fill-color="#4b1f6f" draw:textarea-vertical-align="middle" fo:padding-top="0.625cm" fo:padding-bottom="0.625cm" fo:padding-left="0.75cm" fo:padding-right="0.75cm"/>
    </style:style>
    <style:style style:name="gr6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3.24cm" fo:min-width="2.99cm" fo:padding-top="0.625cm" fo:padding-bottom="0.625cm" fo:padding-left="0.75cm" fo:padding-right="0.75cm"/>
    </style:style>
    <style:style style:name="gr7" style:family="graphic" style:parent-style-name="objectwithoutfill">
      <style:graphic-properties svg:stroke-width="1.3cm" draw:marker-start-width="2.15cm" draw:marker-end-width="2.15cm" svg:stroke-linecap="round" draw:fill="none" draw:fill-color="#4b1f6f" draw:textarea-vertical-align="middle" fo:padding-top="0.775cm" fo:padding-bottom="0.775cm" fo:padding-left="0.9cm" fo:padding-right="0.9cm"/>
    </style:style>
    <style:style style:name="gr8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715cm" fo:min-width="1.465cm" fo:padding-top="0.625cm" fo:padding-bottom="0.625cm" fo:padding-left="0.75cm" fo:padding-right="0.75cm"/>
    </style:style>
    <style:style style:name="gr9" style:family="graphic" style:parent-style-name="standard">
      <style:graphic-properties svg:stroke-width="1cm" svg:stroke-color="#000000" draw:marker-start-width="1.7cm" draw:marker-end-width="1.7cm" draw:fill="none" draw:fill-color="#b2b2b2" draw:textarea-vertical-align="middle" fo:padding-top="0.625cm" fo:padding-bottom="0.625cm" fo:padding-left="0.75cm" fo:padding-right="0.75cm"/>
    </style:style>
    <style:style style:name="gr10" style:family="graphic" style:parent-style-name="standard">
      <style:graphic-properties svg:stroke-width="1cm" svg:stroke-color="#000000" draw:marker-start-width="1.7cm" draw:marker-end-width="1.7cm" draw:fill="none" draw:fill-color="#b2b2b2" draw:opacity="100%" draw:textarea-horizontal-align="justify" draw:textarea-vertical-align="middle" draw:auto-grow-height="false" fo:min-height="10.886cm" fo:min-width="15.874cm" fo:padding-top="0.625cm" fo:padding-bottom="0.625cm" fo:padding-left="0.75cm" fo:padding-right="0.75cm"/>
    </style:style>
    <style:style style:name="gr11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2.25cm" fo:min-width="2.281cm" fo:padding-top="0.625cm" fo:padding-bottom="0.625cm" fo:padding-left="0.75cm" fo:padding-right="0.75cm"/>
    </style:style>
    <style:style style:name="gr12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06cm" fo:min-width="0.996cm" fo:padding-top="0.625cm" fo:padding-bottom="0.625cm" fo:padding-left="0.75cm" fo:padding-right="0.75cm"/>
    </style:style>
    <style:style style:name="gr13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min-height="17.727cm" fo:min-width="14.078cm" fo:padding-top="0.725cm" fo:padding-bottom="0.725cm" fo:padding-left="0.85cm" fo:padding-right="0.85cm"/>
    </style:style>
    <style:style style:name="gr14" style:family="graphic" style:parent-style-name="objectwithoutfill">
      <style:graphic-properties svg:stroke-width="0.8cm" draw:marker-start-width="1.4cm" draw:marker-end-width="1.4cm" draw:fill="none" draw:fill-color="#4b1f6f" draw:textarea-vertical-align="middle" fo:padding-top="0.525cm" fo:padding-bottom="0.525cm" fo:padding-left="0.65cm" fo:padding-right="0.65cm"/>
    </style:style>
    <style:style style:name="gr15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2.91cm" fo:min-width="2.661cm" fo:padding-top="0.625cm" fo:padding-bottom="0.625cm" fo:padding-left="0.75cm" fo:padding-right="0.75cm"/>
    </style:style>
    <style:style style:name="gr16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497cm" fo:min-width="1.246cm" fo:padding-top="0.625cm" fo:padding-bottom="0.625cm" fo:padding-left="0.75cm" fo:padding-right="0.75cm"/>
    </style:style>
    <style:style style:name="gr17" style:family="graphic" style:parent-style-name="standard">
      <style:graphic-properties svg:stroke-width="1cm" svg:stroke-color="#ffffff" draw:marker-start-width="1.7cm" draw:marker-end-width="1.7cm" svg:stroke-linecap="square" draw:fill="solid" draw:fill-color="#000000" draw:textarea-horizontal-align="justify" draw:textarea-vertical-align="middle" draw:auto-grow-height="false" fo:min-height="6.434cm" fo:min-width="3.9cm" fo:padding-top="0.625cm" fo:padding-bottom="0.625cm" fo:padding-left="0.75cm" fo:padding-right="0.75cm"/>
    </style:style>
    <style:style style:name="gr18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min-height="16.137cm" fo:min-width="12.77cm" fo:padding-top="0.725cm" fo:padding-bottom="0.725cm" fo:padding-left="0.85cm" fo:padding-right="0.85cm"/>
    </style:style>
    <style:style style:name="gr19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2.532cm" fo:min-width="2.281cm" fo:padding-top="0.625cm" fo:padding-bottom="0.625cm" fo:padding-left="0.75cm" fo:padding-right="0.75cm"/>
    </style:style>
    <style:style style:name="gr20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247cm" fo:min-width="0.996cm" fo:padding-top="0.625cm" fo:padding-bottom="0.625cm" fo:padding-left="0.75cm" fo:padding-right="0.75cm"/>
    </style:style>
    <style:style style:name="gr21" style:family="graphic" style:parent-style-name="standard">
      <style:graphic-properties svg:stroke-width="1cm" svg:stroke-color="#ffffff" draw:marker-start-width="1.7cm" draw:marker-end-width="1.7cm" svg:stroke-linecap="square" draw:fill="solid" draw:fill-color="#000000" draw:textarea-horizontal-align="justify" draw:textarea-vertical-align="middle" draw:auto-grow-height="false" fo:min-height="7.109cm" fo:min-width="3.9cm" fo:padding-top="0.625cm" fo:padding-bottom="0.625cm" fo:padding-left="0.75cm" fo:padding-right="0.75cm"/>
    </style:style>
    <style:style style:name="gr22" style:family="graphic" style:parent-style-name="objectwithoutfill">
      <style:graphic-properties draw:stroke="dash" draw:stroke-dash="Fine_20_Dotted" svg:stroke-width="1.2cm" draw:marker-start-width="2cm" draw:marker-end-width="2cm" draw:fill="none" draw:textarea-vertical-align="middle" fo:padding-top="0.725cm" fo:padding-bottom="0.725cm" fo:padding-left="0.85cm" fo:padding-right="0.85cm"/>
    </style:style>
    <style:style style:name="gr23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min-height="0.515cm" fo:min-width="3.929cm" fo:padding-top="0.625cm" fo:padding-bottom="0.625cm" fo:padding-left="0.75cm" fo:padding-right="0.75cm"/>
    </style:style>
    <style:style style:name="gr24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min-height="0.494cm" fo:min-width="3.929cm" fo:padding-top="0.625cm" fo:padding-bottom="0.625cm" fo:padding-left="0.75cm" fo:padding-right="0.75cm"/>
    </style:style>
    <style:style style:name="gr25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675cm" fo:min-width="1.424cm" fo:padding-top="0.625cm" fo:padding-bottom="0.625cm" fo:padding-left="0.75cm" fo:padding-right="0.75cm"/>
    </style:style>
    <style:style style:name="gr26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3.58cm" fo:min-width="3.332cm" fo:padding-top="0.625cm" fo:padding-bottom="0.625cm" fo:padding-left="0.75cm" fo:padding-right="0.75cm"/>
    </style:style>
    <style:style style:name="gr27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939cm" fo:min-width="1.687cm" fo:padding-top="0.625cm" fo:padding-bottom="0.625cm" fo:padding-left="0.75cm" fo:padding-right="0.75cm"/>
    </style:style>
    <style:style style:name="gr28" style:family="graphic" style:parent-style-name="standard">
      <style:graphic-properties draw:stroke="solid" svg:stroke-width="1cm" svg:stroke-color="#ffffff" draw:marker-start-width="1.7cm" draw:marker-end-width="1.7cm" draw:fill="solid" draw:fill-color="#009933" draw:textarea-horizontal-align="justify" draw:textarea-vertical-align="middle" draw:auto-grow-height="false" fo:min-height="2.423cm" fo:min-width="2.173cm" fo:padding-top="0.625cm" fo:padding-bottom="0.625cm" fo:padding-left="0.75cm" fo:padding-right="0.75cm"/>
    </style:style>
    <style:style style:name="gr29" style:family="graphic" style:parent-style-name="objectwithoutfill">
      <style:graphic-properties svg:stroke-width="0.8cm" draw:marker-start-width="1.4cm" draw:marker-end-width="1.4cm" draw:fill="none" draw:textarea-vertical-align="middle" fo:padding-top="0.525cm" fo:padding-bottom="0.525cm" fo:padding-left="0.65cm" fo:padding-right="0.65cm"/>
    </style:style>
    <style:style style:name="gr30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2.96cm" fo:min-width="2.708cm" fo:padding-top="0.625cm" fo:padding-bottom="0.625cm" fo:padding-left="0.75cm" fo:padding-right="0.75cm"/>
    </style:style>
    <style:style style:name="gr31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5.126cm" fo:min-width="4.88cm" fo:padding-top="0.625cm" fo:padding-bottom="0.625cm" fo:padding-left="0.75cm" fo:padding-right="0.75cm"/>
    </style:style>
    <style:style style:name="gr32" style:family="graphic" style:parent-style-name="standard">
      <style:graphic-properties svg:stroke-width="1.411cm" svg:stroke-color="#000000" draw:marker-start-width="2.317cm" draw:marker-end-width="2.317cm" draw:fill="none" draw:textarea-horizontal-align="justify" draw:textarea-vertical-align="middle" draw:auto-grow-height="false" fo:min-height="2.65cm" fo:min-width="1.322cm" fo:padding-top="0.831cm" fo:padding-bottom="0.831cm" fo:padding-left="0.956cm" fo:padding-right="0.956cm"/>
    </style:style>
    <style:style style:name="gr33" style:family="graphic" style:parent-style-name="standard">
      <style:graphic-properties svg:stroke-width="1.411cm" svg:stroke-color="#000000" draw:marker-start-width="2.317cm" draw:marker-end-width="2.317cm" draw:fill="solid" draw:fill-color="#ffffff" draw:textarea-horizontal-align="justify" draw:textarea-vertical-align="middle" draw:auto-grow-height="false" fo:min-height="3.672cm" fo:min-width="4.692cm" fo:padding-top="0.831cm" fo:padding-bottom="0.831cm" fo:padding-left="0.956cm" fo:padding-right="0.956cm"/>
    </style:style>
    <style:style style:name="gr34" style:family="graphic" style:parent-style-name="standard">
      <style:graphic-properties svg:stroke-width="1.411cm" svg:stroke-color="#000000" draw:marker-start-width="2.317cm" draw:marker-end-width="2.317cm" draw:fill="solid" draw:fill-color="#ffffff" draw:textarea-horizontal-align="justify" draw:textarea-vertical-align="middle" draw:auto-grow-height="false" fo:min-height="20.29cm" fo:min-width="16.148cm" fo:padding-top="0.831cm" fo:padding-bottom="0.831cm" fo:padding-left="0.956cm" fo:padding-right="0.956cm"/>
    </style:style>
    <style:style style:name="gr35" style:family="graphic" style:parent-style-name="objectwithoutfill">
      <style:graphic-properties svg:stroke-width="1.058cm" svg:stroke-color="#000000" draw:marker-start-width="1.788cm" draw:marker-end-width="1.788cm" draw:fill="none" draw:fill-color="#4b1f6f" draw:textarea-vertical-align="middle" fo:padding-top="0.655cm" fo:padding-bottom="0.655cm" fo:padding-left="0.78cm" fo:padding-right="0.78cm"/>
    </style:style>
    <style:style style:name="gr36" style:family="graphic" style:parent-style-name="standard">
      <style:graphic-properties svg:stroke-width="1.411cm" svg:stroke-color="#000000" draw:marker-start-width="2.317cm" draw:marker-end-width="2.317cm" draw:fill="solid" draw:fill-color="#ffffff" draw:textarea-horizontal-align="justify" draw:textarea-vertical-align="middle" draw:auto-grow-height="false" fo:min-height="6.016cm" fo:min-width="5.767cm" fo:padding-top="0.831cm" fo:padding-bottom="0.831cm" fo:padding-left="0.956cm" fo:padding-right="0.956cm"/>
    </style:style>
    <style:style style:name="gr37" style:family="graphic" style:parent-style-name="objectwithoutfill">
      <style:graphic-properties svg:stroke-width="1.7cm" draw:marker-start-width="2.75cm" draw:marker-end-width="2.75cm" draw:fill="none" draw:textarea-vertical-align="middle" fo:padding-top="0.975cm" fo:padding-bottom="0.975cm" fo:padding-left="1.1cm" fo:padding-right="1.1cm"/>
    </style:style>
    <style:style style:name="gr38" style:family="graphic" style:parent-style-name="standard">
      <style:graphic-properties svg:stroke-width="1cm" svg:stroke-color="#333333" draw:marker-start-width="1.7cm" draw:marker-end-width="1.7cm" draw:fill="solid" draw:fill-color="#009933" draw:textarea-horizontal-align="justify" draw:textarea-vertical-align="middle" draw:auto-grow-height="false" fo:min-height="2.423cm" fo:min-width="2.173cm" fo:padding-top="0.625cm" fo:padding-bottom="0.625cm" fo:padding-left="0.75cm" fo:padding-right="0.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5.421cm" fo:min-width="0cm"/>
      <style:paragraph-properties style:writing-mode="lr-tb"/>
    </style:style>
    <style:style style:name="gr40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00c8ff" fo:padding-top="0.623cm" fo:padding-bottom="0.623cm" fo:padding-left="0.623cm" fo:padding-right="0.623cm"/>
    </style:style>
    <style:style style:name="gr41" style:family="graphic" style:parent-style-name="standard">
      <style:graphic-properties draw:stroke="solid" svg:stroke-width="2.096cm" svg:stroke-color="#000000" draw:stroke-linejoin="round" svg:stroke-linecap="butt" draw:fill="solid" draw:fill-color="#00c8ff" fo:padding-top="1.048cm" fo:padding-bottom="1.048cm" fo:padding-left="1.048cm" fo:padding-right="1.048cm"/>
    </style:style>
    <style:style style:name="gr42" style:family="graphic" style:parent-style-name="objectwithoutfill">
      <style:graphic-properties svg:stroke-width="1.27cm" svg:stroke-color="#000000" draw:marker-start-width="2.082cm" draw:marker-end-width="2.082cm" draw:fill="solid" draw:fill-color="#00c8ff" draw:textarea-horizontal-align="center" draw:textarea-vertical-align="middle" fo:padding-top="0.612cm" fo:padding-bottom="0.612cm" fo:padding-left="0.612cm" fo:padding-right="0.612cm"/>
    </style:style>
    <style:style style:name="gr43" style:family="graphic" style:parent-style-name="standard">
      <style:graphic-properties draw:stroke="solid" svg:stroke-width="1.482cm" svg:stroke-color="#000000" draw:marker-start-width="2.156cm" draw:marker-end-width="2.156cm" draw:stroke-linejoin="round" svg:stroke-linecap="butt" draw:fill="solid" draw:fill-color="#00c8ff" fo:padding-top="0.727cm" fo:padding-bottom="0.727cm" fo:padding-left="0.727cm" fo:padding-right="0.727cm"/>
    </style:style>
    <style:style style:name="gr44" style:family="graphic" style:parent-style-name="objectwithoutfill">
      <style:graphic-properties svg:stroke-width="1.482cm" svg:stroke-color="#000000" draw:marker-start-width="2.398cm" draw:marker-end-width="2.398cm" draw:fill="solid" draw:fill-color="#00c8ff" draw:textarea-horizontal-align="center" draw:textarea-vertical-align="middle" fo:padding-top="0.716cm" fo:padding-bottom="0.716cm" fo:padding-left="0.716cm" fo:padding-right="0.716cm"/>
    </style:style>
    <style:style style:name="gr45" style:family="graphic" style:parent-style-name="objectwithoutfill">
      <style:graphic-properties svg:stroke-width="1.058cm" draw:marker-start-width="1.787cm" draw:marker-end-width="1.787cm" draw:fill="none" draw:textarea-vertical-align="middle" fo:padding-top="0.654cm" fo:padding-bottom="0.654cm" fo:padding-left="0.779cm" fo:padding-right="0.779cm"/>
    </style:style>
    <style:style style:name="gr46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ff0000" fo:padding-top="0.623cm" fo:padding-bottom="0.623cm" fo:padding-left="0.623cm" fo:padding-right="0.623cm"/>
    </style:style>
    <style:style style:name="gr47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ffffff" fo:padding-top="0.623cm" fo:padding-bottom="0.623cm" fo:padding-left="0.623cm" fo:padding-right="0.623cm"/>
    </style:style>
    <style:style style:name="gr48" style:family="graphic" style:parent-style-name="objectwithoutfill">
      <style:graphic-properties svg:stroke-width="1.764cm" svg:stroke-color="#ff0000" draw:marker-start="Rounded_20_short_20_Arrow" draw:marker-start-width="2.846cm" draw:marker-end="Rounded_20_short_20_Arrow" draw:marker-end-width="2.846cm" draw:fill="none" draw:textarea-vertical-align="middle" fo:padding-top="1.007cm" fo:padding-bottom="1.007cm" fo:padding-left="1.132cm" fo:padding-right="1.132cm"/>
    </style:style>
    <style:style style:name="gr49" style:family="graphic" style:parent-style-name="standard">
      <style:graphic-properties draw:stroke="none" svg:stroke-color="#9900ff" draw:fill="none" draw:fill-color="#ffffff" draw:textarea-horizontal-align="left" draw:auto-grow-height="true" draw:auto-grow-width="true" fo:min-height="29.093cm" fo:min-width="22.439cm" draw:shadow="visible" draw:shadow-offset-x="0.635cm" draw:shadow-offset-y="0.635cm" draw:shadow-color="#000000" draw:shadow-opacity="100%"/>
      <style:paragraph-properties style:writing-mode="lr-tb"/>
    </style:style>
    <style:style style:name="gr50" style:family="graphic" style:parent-style-name="standard">
      <style:graphic-properties svg:stroke-width="1.905cm" svg:stroke-color="#000000" draw:marker-start-width="3.048cm" draw:marker-end-width="3.048cm" draw:fill="solid" draw:fill-color="#3465a4" draw:textarea-vertical-align="middle" fo:padding-top="1.068cm" fo:padding-bottom="1.068cm" fo:padding-left="1.193cm" fo:padding-right="1.193cm"/>
    </style:style>
    <style:style style:name="gr51" style:family="graphic" style:parent-style-name="standard">
      <style:graphic-properties svg:stroke-width="1.764cm" svg:stroke-color="#000000" draw:marker-start-width="2.846cm" draw:marker-end-width="2.846cm" draw:fill="none" draw:textarea-horizontal-align="justify" draw:textarea-vertical-align="middle" draw:auto-grow-height="false" fo:padding-top="1.007cm" fo:padding-bottom="1.007cm" fo:padding-left="1.132cm" fo:padding-right="1.132cm"/>
    </style:style>
    <style:style style:name="gr52" style:family="graphic" style:parent-style-name="standard">
      <style:graphic-properties draw:stroke="solid" svg:stroke-width="1.058cm" svg:stroke-color="#000000" draw:marker-start-width="1.787cm" draw:marker-end-width="1.787cm" draw:fill="solid" draw:fill-color="#3465a4" draw:textarea-horizontal-align="justify" draw:textarea-vertical-align="middle" draw:auto-grow-height="false" fo:min-height="1.984cm" fo:min-width="1.734cm" fo:padding-top="0.654cm" fo:padding-bottom="0.654cm" fo:padding-left="0.779cm" fo:padding-right="0.779cm"/>
    </style:style>
    <style:style style:name="gr5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2.61cm" fo:min-width="6.628cm"/>
    </style:style>
    <style:style style:name="gr5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5" style:family="graphic" style:parent-style-name="standard">
      <style:graphic-properties svg:stroke-width="1.764cm" svg:stroke-color="#1c1c1c" draw:marker-start-width="2.846cm" draw:marker-end-width="2.846cm" draw:fill="none" draw:fill-color="#cccccc" draw:textarea-horizontal-align="justify" draw:textarea-vertical-align="middle" draw:auto-grow-height="false" fo:min-height="20.491cm" fo:min-width="19.255cm" fo:padding-top="1.007cm" fo:padding-bottom="1.007cm" fo:padding-left="1.132cm" fo:padding-right="1.13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11cm" fo:min-width="0cm"/>
      <style:paragraph-properties style:writing-mode="lr-tb"/>
    </style:style>
    <style:style style:name="gr57" style:family="graphic" style:parent-style-name="standard">
      <style:graphic-properties draw:stroke="solid" svg:stroke-width="1.764cm" svg:stroke-color="#000000" draw:marker-start-width="2.846cm" draw:marker-end-width="2.846cm" draw:fill="solid" draw:fill-color="#ff0000" draw:textarea-vertical-align="middle" fo:padding-top="1.007cm" fo:padding-bottom="1.007cm" fo:padding-left="1.132cm" fo:padding-right="1.132cm"/>
    </style:style>
    <style:style style:name="gr58" style:family="graphic" style:parent-style-name="standard">
      <style:graphic-properties svg:stroke-width="1.764cm" svg:stroke-color="#000000" draw:marker-start-width="2.846cm" draw:marker-end-width="2.846cm" draw:fill="none" draw:textarea-horizontal-align="justify" draw:textarea-vertical-align="middle" draw:auto-grow-height="false" fo:min-height="19.986cm" fo:min-width="19.736cm" fo:padding-top="1.007cm" fo:padding-bottom="1.007cm" fo:padding-left="1.132cm" fo:padding-right="1.132cm"/>
    </style:style>
    <style:style style:name="gr59" style:family="graphic" style:parent-style-name="standard">
      <style:graphic-properties svg:stroke-width="1.058cm" svg:stroke-color="#000000" draw:marker-start-width="1.787cm" draw:marker-end-width="1.787cm" draw:fill="solid" draw:fill-color="#ff0000" draw:textarea-horizontal-align="justify" draw:textarea-vertical-align="middle" draw:auto-grow-height="false" fo:min-height="1.926cm" fo:min-width="1.676cm" fo:padding-top="0.654cm" fo:padding-bottom="0.654cm" fo:padding-left="0.779cm" fo:padding-right="0.779cm"/>
    </style:style>
    <style:style style:name="gr60" style:family="graphic" style:parent-style-name="objectwithoutfill">
      <style:graphic-properties draw:stroke="solid" svg:stroke-width="1.058cm" draw:marker-start-width="1.787cm" draw:marker-end-width="1.787cm" draw:fill="none" draw:textarea-vertical-align="middle" fo:padding-top="0.654cm" fo:padding-bottom="0.654cm" fo:padding-left="0.779cm" fo:padding-right="0.779cm"/>
    </style:style>
    <style:style style:name="gr61" style:family="graphic" style:parent-style-name="standard">
      <style:graphic-properties svg:stroke-width="1.764cm" svg:stroke-color="#000000" draw:marker-start-width="2.847cm" draw:marker-end-width="2.847cm" draw:fill="solid" draw:fill-color="#ffbf00" draw:textarea-vertical-align="middle" fo:padding-top="1.008cm" fo:padding-bottom="1.008cm" fo:padding-left="1.133cm" fo:padding-right="1.133cm"/>
    </style:style>
    <style:style style:name="gr62" style:family="graphic" style:parent-style-name="standard">
      <style:graphic-properties draw:stroke="solid" svg:stroke-width="1.764cm" svg:stroke-color="#000000" draw:marker-start-width="2.846cm" draw:marker-end-width="2.846cm" draw:fill="none" draw:textarea-horizontal-align="justify" draw:textarea-vertical-align="middle" draw:auto-grow-height="false" fo:min-height="20.55cm" fo:min-width="20.3cm" fo:padding-top="1.007cm" fo:padding-bottom="1.007cm" fo:padding-left="1.132cm" fo:padding-right="1.132cm"/>
    </style:style>
    <style:style style:name="gr63" style:family="graphic" style:parent-style-name="standard">
      <style:graphic-properties draw:stroke="solid" svg:stroke-width="1.058cm" svg:stroke-color="#000000" draw:marker-start-width="1.787cm" draw:marker-end-width="1.787cm" draw:fill="solid" draw:fill-color="#ffbf00" draw:textarea-horizontal-align="justify" draw:textarea-vertical-align="middle" draw:auto-grow-height="false" fo:min-height="1.984cm" fo:min-width="1.734cm" fo:padding-top="0.654cm" fo:padding-bottom="0.654cm" fo:padding-left="0.779cm" fo:padding-right="0.779cm"/>
    </style:style>
    <style:style style:name="gr64" style:family="graphic" style:parent-style-name="standard">
      <style:graphic-properties draw:stroke="solid" svg:stroke-width="1.764cm" svg:stroke-color="#000000" draw:marker-start-width="2.845cm" draw:marker-end-width="2.845cm" draw:fill="none" draw:textarea-horizontal-align="justify" draw:textarea-vertical-align="middle" draw:auto-grow-height="false" fo:min-height="20.448cm" fo:min-width="20.198cm" fo:padding-top="1.006cm" fo:padding-bottom="1.006cm" fo:padding-left="1.131cm" fo:padding-right="1.131cm"/>
    </style:style>
    <style:style style:name="gr65" style:family="graphic" style:parent-style-name="standard">
      <style:graphic-properties draw:stroke="solid" svg:stroke-width="1.058cm" svg:stroke-color="#000000" draw:marker-start-width="1.787cm" draw:marker-end-width="1.787cm" draw:fill="solid" draw:fill-color="#00a933" draw:textarea-horizontal-align="justify" draw:textarea-vertical-align="middle" draw:auto-grow-height="false" fo:min-height="1.984cm" fo:min-width="1.734cm" fo:padding-top="0.654cm" fo:padding-bottom="0.654cm" fo:padding-left="0.779cm" fo:padding-right="0.779cm"/>
    </style:style>
    <style:style style:name="gr6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0.492cm" fo:min-width="30.234cm"/>
    </style:style>
    <style:style style:name="gr67" style:family="graphic" style:parent-style-name="standard">
      <style:graphic-properties svg:stroke-width="1.764cm" svg:stroke-color="#000000" draw:marker-start-width="2.838cm" draw:marker-end-width="2.838cm" draw:fill-color="#00a933" draw:textarea-vertical-align="middle" fo:padding-top="0.999cm" fo:padding-bottom="0.999cm" fo:padding-left="1.124cm" fo:padding-right="1.124cm"/>
    </style:style>
    <style:style style:name="gr68" style:family="graphic" style:parent-style-name="standard">
      <style:graphic-properties svg:stroke-width="1.058cm" svg:stroke-color="#000000" draw:marker-start-width="1.787cm" draw:marker-end-width="1.787cm" draw:fill="solid" draw:fill-color="#800080" draw:textarea-horizontal-align="justify" draw:textarea-vertical-align="middle" draw:auto-grow-height="false" fo:min-height="1.926cm" fo:min-width="1.676cm" fo:padding-top="0.654cm" fo:padding-bottom="0.654cm" fo:padding-left="0.779cm" fo:padding-right="0.779cm"/>
    </style:style>
    <style:style style:name="gr69" style:family="graphic" style:parent-style-name="standard">
      <style:graphic-properties draw:stroke="none" svg:stroke-width="1.764cm" draw:marker-start-width="2.846cm" draw:marker-end-width="2.846cm" draw:fill="solid" draw:fill-color="#ffffff" draw:textarea-horizontal-align="justify" draw:textarea-vertical-align="middle" draw:auto-grow-height="false" fo:min-height="26.039cm" fo:min-width="7.89cm"/>
    </style:style>
    <style:style style:name="gr7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1cm" fo:min-width="30.234cm"/>
    </style:style>
    <style:style style:name="gr71" style:family="graphic" style:parent-style-name="standard">
      <style:graphic-properties svg:stroke-width="1.764cm" svg:stroke-color="#000000" draw:marker-start-width="2.838cm" draw:marker-end-width="2.838cm" draw:fill-color="#800080" draw:textarea-vertical-align="middle" fo:padding-top="0.999cm" fo:padding-bottom="0.999cm" fo:padding-left="1.124cm" fo:padding-right="1.124cm"/>
    </style:style>
    <style:style style:name="gr72" style:family="graphic" style:parent-style-name="standard">
      <style:graphic-properties svg:stroke-width="2.1cm" svg:stroke-color="#000000" draw:marker-start-width="3.35cm" draw:marker-end-width="3.35cm" draw:fill="solid" draw:fill-color="#cc0000" draw:textarea-horizontal-align="justify" draw:textarea-vertical-align="middle" draw:auto-grow-height="false" fo:min-height="4.405cm" fo:min-width="4.155cm" fo:padding-top="1.175cm" fo:padding-bottom="1.175cm" fo:padding-left="1.3cm" fo:padding-right="1.3cm"/>
    </style:style>
    <style:style style:name="gr73" style:family="graphic" style:parent-style-name="objectwithoutfill">
      <style:graphic-properties svg:stroke-width="1.5cm" draw:marker-start-width="2.45cm" draw:marker-end-width="2.45cm" draw:fill="none" draw:textarea-vertical-align="middle" fo:padding-top="0.875cm" fo:padding-bottom="0.875cm" fo:padding-left="1cm" fo:padding-right="1cm"/>
    </style:style>
    <style:style style:name="gr74" style:family="graphic" style:parent-style-name="standard">
      <style:graphic-properties svg:stroke-width="1cm" svg:stroke-color="#000000" draw:marker-start-width="1.7cm" draw:marker-end-width="1.7cm" draw:fill="solid" draw:fill-color="#cc0000" draw:textarea-horizontal-align="justify" draw:textarea-vertical-align="middle" draw:auto-grow-height="false" fo:min-height="3.415cm" fo:min-width="14.123cm" fo:padding-top="0.625cm" fo:padding-bottom="0.625cm" fo:padding-left="0.75cm" fo:padding-right="0.75cm"/>
    </style:style>
    <style:style style:name="gr75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min-height="1.854cm" fo:min-width="3.658cm" fo:padding-top="0.775cm" fo:padding-bottom="0.775cm" fo:padding-left="0.9cm" fo:padding-right="0.9cm"/>
    </style:style>
    <style:style style:name="gr76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min-height="12.42cm" fo:min-width="0.613cm" fo:padding-top="0.775cm" fo:padding-bottom="0.775cm" fo:padding-left="0.9cm" fo:padding-right="0.9cm"/>
    </style:style>
    <style:style style:name="gr77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min-height="3.361cm" fo:min-width="6.074cm" fo:padding-top="0.775cm" fo:padding-bottom="0.775cm" fo:padding-left="0.9cm" fo:padding-right="0.9cm"/>
    </style:style>
    <style:style style:name="gr78" style:family="graphic" style:parent-style-name="standard">
      <style:graphic-properties draw:stroke="none" draw:fill="none" fo:min-height="13.424cm"/>
      <style:paragraph-properties style:writing-mode="lr-tb"/>
    </style:style>
    <style:style style:name="gr79" style:family="graphic" style:parent-style-name="standard">
      <style:graphic-properties draw:stroke="none" draw:fill="none" fo:min-height="25.478cm"/>
      <style:paragraph-properties style:writing-mode="lr-tb"/>
    </style:style>
    <style:style style:name="gr80" style:family="graphic" style:parent-style-name="standard">
      <style:graphic-properties svg:stroke-width="1.372cm" svg:stroke-color="#111111" draw:marker-start-width="0cm" draw:marker-end-width="0cm" draw:fill="solid" draw:fill-color="#996699" draw:textarea-horizontal-align="justify" draw:textarea-vertical-align="middle" draw:auto-grow-height="false" fo:min-height="13.52cm" fo:min-width="13.269cm" fo:padding-top="0.813cm" fo:padding-bottom="0.813cm" fo:padding-left="0.938cm" fo:padding-right="0.938cm"/>
    </style:style>
    <style:style style:name="gr81" style:family="graphic" style:parent-style-name="standard">
      <style:graphic-properties svg:stroke-width="1.023cm" svg:stroke-color="#000000" draw:marker-start-width="1.734cm" draw:marker-end-width="1.734cm" draw:fill="solid" draw:fill-color="#5b277d" draw:textarea-vertical-align="middle" fo:padding-top="0.636cm" fo:padding-bottom="0.636cm" fo:padding-left="0.761cm" fo:padding-right="0.761cm"/>
    </style:style>
    <style:style style:name="gr82" style:family="graphic" style:parent-style-name="standard">
      <style:graphic-properties svg:stroke-width="1.2cm" svg:stroke-color="#000000" draw:marker-start-width="2cm" draw:marker-end-width="2cm" draw:fill="none" draw:textarea-horizontal-align="justify" draw:textarea-vertical-align="middle" draw:auto-grow-height="false" fo:min-height="20.55cm" fo:min-width="20.3cm" fo:padding-top="0.725cm" fo:padding-bottom="0.725cm" fo:padding-left="0.85cm" fo:padding-right="0.85cm"/>
    </style:style>
    <style:style style:name="gr83" style:family="graphic" style:parent-style-name="standard">
      <style:graphic-properties svg:stroke-width="1cm" svg:stroke-color="#000000" draw:marker-start-width="1.7cm" draw:marker-end-width="1.7cm" draw:fill="solid" draw:fill-color="#5b277d" draw:textarea-horizontal-align="justify" draw:textarea-vertical-align="middle" draw:auto-grow-height="false" fo:min-height="1.984cm" fo:min-width="1.734cm" fo:padding-top="0.625cm" fo:padding-bottom="0.625cm" fo:padding-left="0.75cm" fo:padding-right="0.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9933"/>
      <style:paragraph-properties fo:text-align="center"/>
    </style:style>
    <style:style style:name="P3" style:family="paragraph">
      <loext:graphic-properties draw:fill="none" draw:fill-color="#4b1f6f"/>
      <style:paragraph-properties fo:text-align="center"/>
    </style:style>
    <style:style style:name="P4" style:family="paragraph">
      <loext:graphic-properties draw:fill="solid" draw:fill-color="#c5000b"/>
      <style:paragraph-properties fo:text-align="center"/>
    </style:style>
    <style:style style:name="P5" style:family="paragraph">
      <loext:graphic-properties draw:fill="none" draw:fill-color="#b2b2b2"/>
      <style:paragraph-properties fo:text-align="center"/>
    </style:style>
    <style:style style:name="P6" style:family="paragraph">
      <loext:graphic-properties draw:fill="none" draw:fill-color="#b2b2b2" draw:opacity="100%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DejaVu Sans Mono1" fo:font-size="214.300003051758pt" fo:font-weight="bold" style:font-size-asian="214.300003051758pt" style:font-weight-asian="bold" style:font-size-complex="214.300003051758pt" style:font-weight-complex="bold"/>
    </style:style>
    <style:style style:name="P10" style:family="paragraph">
      <loext:graphic-properties draw:fill="solid" draw:fill-color="#00c8ff"/>
    </style:style>
    <style:style style:name="P11" style:family="paragraph">
      <loext:graphic-properties draw:fill="solid" draw:fill-color="#00c8ff"/>
      <style:paragraph-properties fo:text-align="center"/>
    </style:style>
    <style:style style:name="P12" style:family="paragraph">
      <loext:graphic-properties draw:fill="solid" draw:fill-color="#ff0000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 draw:fill-color="#ffffff"/>
      <style:paragraph-properties style:writing-mode="lr-tb"/>
      <style:text-properties fo:color="#0b73e1" style:text-position="0% 100%" style:font-name="Purisa" fo:font-size="792pt" fo:font-style="normal" fo:text-shadow="1pt 1pt" fo:font-weight="normal" style:font-size-asian="792pt" style:font-style-asian="normal" style:font-weight-asian="normal" style:font-size-complex="792pt" style:font-style-complex="normal" style:font-weight-complex="normal"/>
    </style:style>
    <style:style style:name="P15" style:family="paragraph">
      <loext:graphic-properties draw:fill="solid" draw:fill-color="#3465a4"/>
      <style:paragraph-properties fo:text-align="center"/>
    </style:style>
    <style:style style:name="P16" style:family="paragraph">
      <loext:graphic-properties draw:fill="none" draw:fill-color="#cccccc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ff0000" style:font-name="Z003" fo:font-size="540pt" style:font-size-asian="54pt" style:font-size-complex="54pt"/>
    </style:style>
    <style:style style:name="P18" style:family="paragraph">
      <loext:graphic-properties draw:fill="solid" draw:fill-color="#ff0000"/>
      <style:paragraph-properties fo:text-align="center"/>
    </style:style>
    <style:style style:name="P19" style:family="paragraph">
      <loext:graphic-properties draw:fill="solid" draw:fill-color="#ffbf00"/>
      <style:paragraph-properties fo:text-align="center"/>
    </style:style>
    <style:style style:name="P20" style:family="paragraph">
      <loext:graphic-properties draw:fill="solid" draw:fill-color="#00a933"/>
      <style:paragraph-properties fo:text-align="center"/>
    </style:style>
    <style:style style:name="P21" style:family="paragraph">
      <loext:graphic-properties draw:fill-color="#00a933"/>
      <style:paragraph-properties fo:text-align="center"/>
    </style:style>
    <style:style style:name="P22" style:family="paragraph">
      <loext:graphic-properties draw:fill="solid" draw:fill-color="#800080"/>
      <style:paragraph-properties fo:text-align="center"/>
    </style:style>
    <style:style style:name="P23" style:family="paragraph">
      <loext:graphic-properties draw:fill-color="#800080"/>
      <style:paragraph-properties fo:text-align="center"/>
    </style:style>
    <style:style style:name="P24" style:family="paragraph">
      <loext:graphic-properties draw:fill="solid" draw:fill-color="#cc0000"/>
      <style:paragraph-properties fo:text-align="center"/>
    </style:style>
    <style:style style:name="P25" style:family="paragraph">
      <loext:graphic-properties draw:fill="solid" draw:fill-color="#333333"/>
      <style:paragraph-properties fo:text-align="center"/>
    </style:style>
    <style:style style:name="P26" style:family="paragraph">
      <loext:graphic-properties draw:fill="none"/>
      <style:paragraph-properties style:writing-mode="lr-tb"/>
      <style:text-properties fo:font-size="340.5pt" fo:font-style="normal" fo:font-weight="bold" style:font-size-asian="340.5pt" style:font-style-asian="normal" style:font-weight-asian="bold" style:font-size-complex="340.5pt" style:font-style-complex="normal" style:font-weight-complex="bold"/>
    </style:style>
    <style:style style:name="P27" style:family="paragraph">
      <loext:graphic-properties draw:fill="none"/>
      <style:paragraph-properties style:writing-mode="lr-tb"/>
      <style:text-properties style:font-name="URW Chancery L" fo:font-size="722.200012207031pt" fo:font-style="italic" fo:font-weight="normal" style:font-size-asian="722.200012207031pt" style:font-style-asian="italic" style:font-weight-asian="normal" style:font-size-complex="722.200012207031pt" style:font-style-complex="italic" style:font-weight-complex="normal"/>
    </style:style>
    <style:style style:name="P28" style:family="paragraph">
      <loext:graphic-properties draw:fill="solid" draw:fill-color="#996699"/>
      <style:paragraph-properties fo:text-align="center"/>
    </style:style>
    <style:style style:name="P29" style:family="paragraph">
      <loext:graphic-properties draw:fill="solid" draw:fill-color="#5b277d"/>
      <style:paragraph-properties fo:text-align="center"/>
    </style:style>
    <style:style style:name="T1" style:family="text">
      <style:text-properties fo:color="#000000" style:font-name="DejaVu Sans Mono1" fo:font-size="214.300003051758pt" fo:font-weight="bold" style:font-size-asian="214.300003051758pt" style:font-weight-asian="bold" style:font-size-complex="214.300003051758pt" style:font-weight-complex="bold"/>
    </style:style>
    <style:style style:name="T2" style:family="text">
      <style:text-properties fo:color="#990000" style:font-name="DejaVu Sans Mono1" fo:font-size="214.300003051758pt" fo:font-weight="bold" style:font-size-asian="214.300003051758pt" style:font-weight-asian="bold" style:font-size-complex="214.300003051758pt" style:font-weight-complex="bold"/>
    </style:style>
    <style:style style:name="T3" style:family="text">
      <style:text-properties style:font-name="DejaVu Sans Mono1" fo:font-size="214.300003051758pt" fo:font-weight="bold" style:font-size-asian="214.300003051758pt" style:font-weight-asian="bold" style:font-size-complex="214.300003051758pt" style:font-weight-complex="bold"/>
    </style:style>
    <style:style style:name="T4" style:family="text">
      <style:text-properties fo:color="#0b73e1" style:text-position="0% 100%" style:font-name="MarVoSym2" fo:font-size="792pt" fo:font-style="normal" fo:font-weight="normal" style:font-name-asian="MarVoSym2" style:font-size-asian="792pt" style:font-style-asian="normal" style:font-weight-asian="normal" style:font-name-complex="MarVoSym2" style:font-size-complex="792pt" style:font-style-complex="normal" style:font-weight-complex="normal"/>
    </style:style>
    <style:style style:name="T5" style:family="text">
      <style:text-properties fo:color="#ff0000" style:font-name="Z003" fo:font-size="683.400024414063pt" style:font-size-asian="54pt" style:font-size-complex="54pt"/>
    </style:style>
    <style:style style:name="T6" style:family="text">
      <style:text-properties style:text-position="33% 58%" fo:font-size="340.5pt" fo:font-style="normal" fo:font-weight="bold" style:font-size-asian="340.5pt" style:font-style-asian="normal" style:font-weight-asian="bold" style:font-size-complex="340.5pt" style:font-style-complex="normal" style:font-weight-complex="bold"/>
    </style:style>
    <style:style style:name="T7" style:family="text">
      <style:text-properties style:font-name="URW Chancery L" fo:font-size="722.200012207031pt" fo:font-style="italic" fo:font-weight="normal" style:font-size-asian="722.200012207031pt" style:font-style-asian="italic" style:font-weight-asian="normal" style:font-size-complex="722.20001220703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032cm" svg:height="20.701cm" svg:x="1.359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779cm" svg:height="9.779cm" svg:x="13.227cm" svg:y="13.47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3.413cm" svg:y1="17.202cm" svg:x2="10.906cm" svg:y2="17.202cm">
          <text:p/>
        </draw:line>
        <draw:line draw:style-name="gr5" draw:text-style-name="P3" draw:layer="layout" svg:x1="3.414cm" svg:y1="19.402cm" svg:x2="10.896cm" svg:y2="19.402cm">
          <text:p/>
        </draw:line>
        <draw:custom-shape draw:style-name="gr6" draw:text-style-name="P4" draw:layer="layout" svg:width="6.35cm" svg:height="6.35cm" svg:x="9.166cm" svg:y="4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563cm" svg:y1="8.731cm" svg:x2="6.753cm" svg:y2="12.541cm">
          <text:p/>
        </draw:line>
        <draw:custom-shape draw:style-name="gr8" draw:text-style-name="P1" draw:layer="layout" svg:width="4.191cm" svg:height="4.191cm" svg:x="4.648cm" svg:y="10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polygon draw:style-name="gr9" draw:text-style-name="P5" draw:layer="layout" svg:width="20.954cm" svg:height="17.906cm" svg:x="1.508cm" svg:y="3.87cm" svg:viewBox="0 0 20955 17907" draw:points="2286,0 1016,2413 0,2413 19,17907 17475,17907 20955,5639 17272,5639 17327,2589 8509,2540 7239,0">
          <text:p/>
        </draw:polygon>
        <draw:custom-shape draw:style-name="gr10" draw:text-style-name="P6" draw:layer="layout" svg:width="17.374cm" svg:height="12.136cm" draw:transform="skewX (0.290597320457056) translate (5.158cm 9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5.347cm" svg:height="4.948cm" draw:transform="skewX (0.562519617917772) translate (14.322cm 11.8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191cm" svg:y1="15.497cm" svg:x2="8.111cm" svg:y2="18.466cm">
          <text:p/>
        </draw:line>
        <draw:custom-shape draw:style-name="gr12" draw:text-style-name="P1" draw:layer="layout" svg:width="3.528cm" svg:height="3.266cm" draw:transform="skewX (0.562519617917772) translate (7.4cm 16.7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3" draw:text-style-name="P1" draw:layer="layout" svg:width="15.778cm" svg:height="19.177cm" svg:x="2.564cm" svg:y="0.951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367cm" svg:y1="15.898cm" svg:x2="11.298cm" svg:y2="15.898cm">
          <text:p/>
        </draw:line>
        <draw:custom-shape draw:style-name="gr15" draw:text-style-name="P4" draw:layer="layout" svg:width="5.883cm" svg:height="5.882cm" svg:x="9.796cm" svg:y="3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091cm" svg:y1="8.113cm" svg:x2="7.561cm" svg:y2="11.643cm">
          <text:p/>
        </draw:line>
        <draw:custom-shape draw:style-name="gr16" draw:text-style-name="P1" draw:layer="layout" svg:width="3.882cm" svg:height="3.883cm" svg:x="5.611cm" svg:y="9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1.57cm" svg:height="10.668cm" svg:x="12.381cm" svg:y="12.346cm">
          <text:p/>
          <draw:enhanced-geometry svg:viewBox="0 0 21600 21600" draw:text-areas="?f0 0 ?f2 ?f5" draw:type="down-arrow" draw:modifiers="8650.93260849189 5760.526797146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3" draw:layer="layout" svg:x1="4.268cm" svg:y1="17.998cm" svg:x2="11.199cm" svg:y2="17.998cm">
          <text:p/>
        </draw:line>
      </draw:page>
      <draw:page draw:name="page4" draw:style-name="dp1" draw:master-page-name="Default">
        <draw:custom-shape draw:style-name="gr18" draw:text-style-name="P1" draw:layer="layout" svg:width="14.47cm" svg:height="17.587cm" svg:x="3.872cm" svg:y="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5.267cm" svg:y1="14.497cm" svg:x2="12.198cm" svg:y2="14.497cm">
          <text:p/>
        </draw:line>
        <draw:custom-shape draw:style-name="gr19" draw:text-style-name="P4" draw:layer="layout" svg:width="5.347cm" svg:height="5.346cm" svg:x="9.632cm" svg:y="3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809cm" svg:y1="7.015cm" svg:x2="7.601cm" svg:y2="10.223cm">
          <text:p/>
        </draw:line>
        <draw:custom-shape draw:style-name="gr20" draw:text-style-name="P1" draw:layer="layout" svg:width="3.528cm" svg:height="3.529cm" svg:x="5.829cm" svg:y="8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11.57cm" svg:height="11.605cm" svg:x="12.381cm" svg:y="12.345cm">
          <text:p/>
          <draw:enhanced-geometry svg:viewBox="0 0 21600 21600" draw:mirror-horizontal="false" draw:mirror-vertical="false" draw:text-areas="?f0 0 ?f2 ?f5" draw:type="down-arrow" draw:modifiers="8650.93260849189 5760.526797146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3" draw:layer="layout" svg:x1="5.203cm" svg:y1="16.368cm" svg:x2="12.134cm" svg:y2="16.368cm">
          <text:p/>
        </draw:line>
        <draw:line draw:style-name="gr22" draw:text-style-name="P8" draw:layer="layout" svg:x1="3.364cm" svg:y1="21.27cm" svg:x2="14.667cm" svg:y2="21.27cm">
          <text:p/>
        </draw:line>
        <draw:custom-shape draw:style-name="gr23" draw:text-style-name="P7" draw:layer="layout" svg:width="5.429cm" svg:height="1.765cm" svg:x="15.461cm" svg:y="11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5.429cm" svg:height="1.765cm" svg:x="15.462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5.429cm" svg:height="1.744cm" svg:x="15.463cm" svg:y="7.72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line draw:style-name="gr7" draw:text-style-name="P3" draw:layer="layout" svg:x1="10.393cm" svg:y1="7.278cm" svg:x2="15.589cm" svg:y2="8.396cm">
          <text:p/>
        </draw:line>
        <draw:custom-shape draw:style-name="gr25" draw:text-style-name="P1" draw:layer="layout" svg:width="4.134cm" svg:height="4.135cm" draw:transform="skewX (-0.000174532925199428) rotate (2.14431151900023) translate (14.926cm 11.2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6.832cm" svg:height="6.83cm" draw:transform="rotate (0.574387856831334) translate (3.588cm 5.7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7.597cm" svg:y1="9.158cm" svg:x2="6.383cm" svg:y2="14.826cm">
          <text:p/>
        </draw:line>
        <draw:custom-shape draw:style-name="gr27" draw:text-style-name="P1" draw:layer="layout" svg:width="4.507cm" svg:height="4.509cm" draw:transform="skewX (-9.16156519590182E-017) rotate (0.574387856831334) translate (3.22cm 14.1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9.779cm" svg:height="9.779cm" svg:x="13.573cm" svg:y="13.57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polyline draw:style-name="gr29" draw:text-style-name="P8" draw:layer="layout" svg:width="10.953cm" svg:height="4.917cm" draw:transform="skewX (-0.0342084533390888) rotate (-0.60056779561125) translate (6.91965831033861cm 3.8629039425053cm)" svg:viewBox="0 0 10954 4918" draw:points="0,761 1673,4918 3499,381 5173,4539 6998,2 8977,4915 10040,2269 10954,0">
          <text:p/>
        </draw:polyline>
        <draw:custom-shape draw:style-name="gr30" draw:text-style-name="P1" draw:layer="layout" svg:width="5.95cm" svg:height="5.952cm" draw:transform="rotate (0.630238392895152) translate (0.085cm 3.7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9.02cm" svg:height="9.016cm" draw:transform="skewX (9.15953369401851E-017) rotate (0.630238392895152) translate (11.895cm 12.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4.572cm" svg:height="6.096cm" svg:x="2.678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6.604cm" svg:height="5.334cm" svg:x="1.762cm" svg:y="17.00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4" draw:text-style-name="P1" draw:layer="layout" svg:width="18.06cm" svg:height="21.95cm" svg:x="1.609cm" svg:y="1cm">
          <text:p/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3.663cm" svg:y1="17.502cm" svg:x2="11.156cm" svg:y2="17.502cm">
          <text:p/>
        </draw:line>
        <draw:line draw:style-name="gr35" draw:text-style-name="P3" draw:layer="layout" svg:x1="3.664cm" svg:y1="20.202cm" svg:x2="11.146cm" svg:y2="20.202cm">
          <text:p/>
        </draw:line>
        <draw:custom-shape draw:style-name="gr36" draw:text-style-name="P1" draw:layer="layout" svg:width="11.265cm" svg:height="11.264cm" draw:transform="skewX (-2.93534517517832E-017) rotate (0.235444916094035) translate (4.418cm 5.1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8" draw:layer="layout" svg:x1="22.717cm" svg:y1="23.606cm" svg:x2="15.22cm" svg:y2="13.827cm">
          <text:p/>
        </draw:line>
        <draw:line draw:style-name="gr37" draw:text-style-name="P8" draw:layer="layout" svg:x1="23.606cm" svg:y1="22.844cm" svg:x2="15.357cm" svg:y2="13.962cm">
          <text:p/>
        </draw:line>
        <draw:custom-shape draw:style-name="gr38" draw:text-style-name="P2" draw:layer="layout" svg:width="9.779cm" svg:height="9.779cm" svg:x="38.47cm" svg:y="1.38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Default">
        <draw:frame draw:style-name="gr39" draw:text-style-name="P9" draw:layer="layout" svg:width="24cm" svg:height="35.671cm" svg:x="0.5cm" svg:y="-1.199cm">
          <draw:text-box>
            <text:p><text:span text:style-name="T1">A</text:span><text:span text:style-name="T2">W</text:span><text:span text:style-name="T3">GAFA</text:span><text:span text:style-name="T2">W</text:span><text:span text:style-name="T3">RLYD</text:span><text:span text:style-name="T2">W</text:span><text:span text:style-name="T3">KLF</text:span></text:p>
          </draw:text-box>
        </draw:frame>
      </draw:page>
      <draw:page draw:name="page9" draw:style-name="dp1" draw:master-page-name="Default">
        <draw:path draw:style-name="gr40" draw:text-style-name="P10" draw:layer="layout" svg:width="5.118cm" svg:height="5.118cm" svg:x="16.721cm" svg:y="1.459cm" svg:viewBox="0 0 5119 5119" svg:d="M2559 0c1449 0 2560 1110 2560 2559 0 1454-1111 2560-2560 2560-1450 0-2559-1106-2559-2560 0-1449 1109-2559 2559-2559z">
          <text:p/>
        </draw:path>
        <draw:polygon draw:style-name="gr40" draw:text-style-name="P10" draw:layer="layout" svg:width="0cm" svg:height="0cm" svg:x="6.651cm" svg:y="11.181cm" svg:viewBox="0 0 0 0" draw:points="0,0">
          <text:p/>
        </draw:polygon>
        <draw:polygon draw:style-name="gr40" draw:text-style-name="P10" draw:layer="layout" svg:width="0cm" svg:height="0cm" svg:x="11.768cm" svg:y="16.303cm" svg:viewBox="0 0 0 0" draw:points="0,0">
          <text:p/>
        </draw:polygon>
        <draw:polygon draw:style-name="gr41" draw:text-style-name="P10" draw:layer="layout" svg:width="0cm" svg:height="0cm" svg:x="0.322cm" svg:y="0.195cm" svg:viewBox="0 0 0 0" draw:points="0,0">
          <text:p/>
        </draw:polygon>
        <draw:polygon draw:style-name="gr40" draw:text-style-name="P10" draw:layer="layout" svg:width="0cm" svg:height="0cm" svg:x="21.719cm" svg:y="21.341cm" svg:viewBox="0 0 0 0" draw:points="0,0">
          <text:p/>
        </draw:polygon>
        <draw:path draw:style-name="gr40" draw:text-style-name="P10" draw:layer="layout" svg:width="5.118cm" svg:height="5.118cm" svg:x="12.608cm" svg:y="15.088cm" svg:viewBox="0 0 5119 5119" svg:d="M2559 0c1449 0 2560 1110 2560 2559 0 1454-1111 2560-2560 2560-1450 0-2559-1106-2559-2560 0-1449 1109-2559 2559-2559z">
          <text:p/>
        </draw:path>
        <draw:path draw:style-name="gr40" draw:text-style-name="P10" draw:layer="layout" svg:width="5.118cm" svg:height="5.118cm" svg:x="1.749cm" svg:y="16.787cm" svg:viewBox="0 0 5119 5119" svg:d="M2559 0c1449 0 2560 1110 2560 2559 0 1454-1111 2560-2560 2560-1450 0-2559-1106-2559-2560 0-1449 1109-2559 2559-2559z">
          <text:p/>
        </draw:path>
        <draw:path draw:style-name="gr40" draw:text-style-name="P10" draw:layer="layout" svg:width="5.118cm" svg:height="5.118cm" svg:x="6.172cm" svg:y="4.744cm" svg:viewBox="0 0 5119 5119" svg:d="M2559 0c1449 0 2560 1110 2560 2559 0 1454-1111 2560-2560 2560-1450 0-2559-1106-2559-2560 0-1449 1109-2559 2559-2559z">
          <text:p/>
        </draw:path>
        <draw:line draw:style-name="gr42" draw:text-style-name="P11" draw:layer="layout" svg:x1="6.837cm" svg:y1="19.032cm" svg:x2="12.365cm" svg:y2="18.004cm">
          <text:p/>
        </draw:line>
        <draw:line draw:style-name="gr42" draw:text-style-name="P11" draw:layer="layout" svg:x1="13.628cm" svg:y1="15.279cm" svg:x2="10.193cm" svg:y2="9.751cm">
          <text:p/>
        </draw:line>
        <draw:line draw:style-name="gr42" draw:text-style-name="P11" draw:layer="layout" svg:x1="16.709cm" svg:y1="4.776cm" svg:x2="11.181cm" svg:y2="6.316cm">
          <text:p/>
        </draw:line>
      </draw:page>
      <draw:page draw:name="page10" draw:style-name="dp1" draw:master-page-name="Default">
        <draw:path draw:style-name="gr40" draw:text-style-name="P10" draw:layer="layout" svg:width="5.118cm" svg:height="5.118cm" svg:x="2.935cm" svg:y="9.409cm" svg:viewBox="0 0 5119 5119" svg:d="M2559 0c1449 0 2560 1110 2560 2559 0 1454-1111 2560-2560 2560-1450 0-2559-1106-2559-2560 0-1449 1109-2559 2559-2559z">
          <text:p/>
        </draw:path>
        <draw:polygon draw:style-name="gr40" draw:text-style-name="P10" draw:layer="layout" svg:width="0cm" svg:height="0cm" svg:x="7.951cm" svg:y="11.181cm" svg:viewBox="0 0 0 0" draw:points="0,0">
          <text:p/>
        </draw:polygon>
        <draw:polygon draw:style-name="gr43" draw:text-style-name="P10" draw:layer="layout" svg:width="0cm" svg:height="0cm" svg:x="11.768cm" svg:y="16.303cm" svg:viewBox="0 0 0 0" draw:points="0,0">
          <text:p/>
        </draw:polygon>
        <draw:polygon draw:style-name="gr41" draw:text-style-name="P10" draw:layer="layout" svg:width="0cm" svg:height="0cm" svg:x="0.322cm" svg:y="0.195cm" svg:viewBox="0 0 0 0" draw:points="0,0">
          <text:p/>
        </draw:polygon>
        <draw:polygon draw:style-name="gr40" draw:text-style-name="P10" draw:layer="layout" svg:width="0cm" svg:height="0cm" svg:x="21.719cm" svg:y="21.341cm" svg:viewBox="0 0 0 0" draw:points="0,0">
          <text:p/>
        </draw:polygon>
        <draw:path draw:style-name="gr40" draw:text-style-name="P10" draw:layer="layout" svg:width="5.118cm" svg:height="5.118cm" svg:x="2.935cm" svg:y="17.256cm" svg:viewBox="0 0 5119 5119" svg:d="M2559 0c1449 0 2560 1110 2560 2559 0 1454-1111 2560-2560 2560-1450 0-2559-1106-2559-2560 0-1449 1109-2559 2559-2559z">
          <text:p/>
        </draw:path>
        <draw:path draw:style-name="gr40" draw:text-style-name="P10" draw:layer="layout" svg:width="5.118cm" svg:height="5.118cm" svg:x="2.935cm" svg:y="1.635cm" svg:viewBox="0 0 5119 5119" svg:d="M2559 0c1449 0 2560 1110 2560 2559 0 1454-1111 2560-2560 2560-1450 0-2559-1106-2559-2560 0-1449 1109-2559 2559-2559z">
          <text:p/>
        </draw:path>
        <draw:line draw:style-name="gr44" draw:text-style-name="P11" draw:layer="layout" svg:x1="11.35cm" svg:y1="19.923cm" svg:x2="21.751cm" svg:y2="19.923cm">
          <text:p/>
        </draw:line>
        <draw:line draw:style-name="gr44" draw:text-style-name="P11" draw:layer="layout" svg:x1="10.525cm" svg:y1="19.923cm" svg:x2="21.752cm" svg:y2="19.923cm">
          <text:p/>
        </draw:line>
        <draw:line draw:style-name="gr44" draw:text-style-name="P11" draw:layer="layout" svg:x1="10.526cm" svg:y1="11.923cm" svg:x2="21.753cm" svg:y2="11.923cm">
          <text:p/>
        </draw:line>
        <draw:line draw:style-name="gr44" draw:text-style-name="P11" draw:layer="layout" svg:x1="10.527cm" svg:y1="4.123cm" svg:x2="21.754cm" svg:y2="4.123cm">
          <text:p/>
        </draw:line>
      </draw:page>
      <draw:page draw:name="page11" draw:style-name="dp1" draw:master-page-name="Default">
        <draw:polygon draw:style-name="gr40" draw:text-style-name="P10" draw:layer="layout" svg:width="0cm" svg:height="0cm" svg:x="19.913cm" svg:y="8.767cm" svg:viewBox="0 0 0 0" draw:points="0,0">
          <text:p/>
        </draw:polygon>
        <draw:polygon draw:style-name="gr40" draw:text-style-name="P10" draw:layer="layout" svg:width="0cm" svg:height="0cm" svg:x="8.653cm" svg:y="14.429cm" svg:viewBox="0 0 0 0" draw:points="0,0">
          <text:p/>
        </draw:polygon>
        <draw:polygon draw:style-name="gr40" draw:text-style-name="P10" draw:layer="layout" svg:width="0cm" svg:height="0cm" svg:x="18.142cm" svg:y="10.985cm" svg:viewBox="0 0 0 0" draw:points="0,0">
          <text:p/>
        </draw:polygon>
        <draw:polyline draw:style-name="gr45" draw:text-style-name="P8" draw:layer="layout" svg:width="10.57cm" svg:height="4.232cm" draw:transform="skewX (-0.20612338466053) rotate (-3.1100021941287) translate (19.2729472899976cm 12.3800699551937cm)" svg:viewBox="0 0 10571 4233" draw:points="0,2047 2114,2048 3348,0 3699,4096 5638,137 5990,4233 8105,411 8809,2596 10571,2596">
          <text:p/>
        </draw:polyline>
        <draw:path draw:style-name="gr46" draw:text-style-name="P12" draw:layer="layout" svg:width="7.262cm" svg:height="7.262cm" draw:transform="skewX (-0.000349065850398748) rotate (0.816814089933346) translate (0.160023427921811cm 10.1542060523081cm)" svg:viewBox="0 0 7263 7263" svg:d="M3632 0c2056 0 3631 1575 3631 3631-1 2063-1578 3632-3634 3632-2057 0-3630-1569-3629-3632 1-2056 1575-3631 3632-3631z">
          <text:p/>
        </draw:path>
        <draw:path draw:style-name="gr47" draw:text-style-name="P13" draw:layer="layout" svg:width="4.632cm" svg:height="4.632cm" draw:transform="skewX (-0.000698131700797683) rotate (0.816290491157748) translate (16.8529534459128cm 10.2940226782824cm)" svg:viewBox="0 0 4633 4633" svg:d="M2317 0c1311-1 2316 1003 2316 2315 0 1316-1006 2317-2317 2318-1313 1-2316-1000-2316-2316 0-1311 1004-2316 2317-2317z">
          <text:p/>
        </draw:path>
        <draw:line draw:style-name="gr48" draw:text-style-name="P8" draw:layer="layout" svg:x1="3.316cm" svg:y1="19.415cm" svg:x2="20.939cm" svg:y2="19.415cm">
          <text:p/>
        </draw:line>
      </draw:page>
      <draw:page draw:name="page12" draw:style-name="dp1" draw:master-page-name="Default">
        <draw:frame draw:style-name="gr49" draw:text-style-name="P14" draw:layer="layout" svg:width="22.939cm" svg:height="29.343cm" svg:x="0.378cm" svg:y="2.241cm">
          <draw:text-box>
            <text:p><text:span text:style-name="T4">Ψ</text:span></text:p>
          </draw:text-box>
        </draw:frame>
      </draw:page>
      <draw:page draw:name="page13" draw:style-name="dp1" draw:master-page-name="Default">
        <draw:path draw:style-name="gr50" draw:text-style-name="P15" draw:layer="layout" svg:width="29.477cm" svg:height="21.618cm" svg:x="1cm" svg:y="1.381cm" svg:viewBox="0 0 29478 21619" svg:d="M0 21619c138-10267 0-12475 0-18317 762 3175 2042 5938 3048 7493 1397 2159 6129 9904 11176 1397 2461-4021 5080-8128 7620-12192 156 7620 8452-8724 7568 21310z">
          <text:p/>
        </draw:path>
        <draw:custom-shape draw:style-name="gr51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4.572cm" svg:height="4.572cm" svg:x="7.985cm" svg:y="9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" draw:layer="layout" svg:width="7.128cm" svg:height="22.86cm" svg:x="-7.001cm" svg:y="0.49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55" draw:text-style-name="P16" draw:layer="layout" svg:width="20.955cm" svg:height="21.941cm" svg:x="1.5cm" svg:y="1cm">
          <text:p/>
          <draw:enhanced-geometry svg:viewBox="0 0 21600 21600" draw:type="rectangle" draw:enhanced-path="M 0 0 L 21600 0 21600 21600 0 21600 0 0 Z N"/>
        </draw:custom-shape>
        <draw:frame draw:style-name="gr56" draw:text-style-name="P17" draw:layer="layout" svg:width="17.399cm" svg:height="24.36cm" svg:x="2.778cm" svg:y="2.167cm">
          <draw:text-box>
            <text:p><text:span text:style-name="T5">E</text:span></text:p>
          </draw:text-box>
        </draw:frame>
      </draw:page>
      <draw:page draw:name="page15" draw:style-name="dp1" draw:master-page-name="Default">
        <draw:polyline draw:style-name="gr29" draw:text-style-name="P8" draw:layer="layout" svg:width="20.487cm" svg:height="1.95cm" svg:x="0.619cm" svg:y="8.828cm" svg:viewBox="0 0 20488 1951" draw:points="0,1951 724,254 2422,1651 4121,254 5819,1651 7672,127 9371,1524 11224,0 13232,1651 14311,762 15239,0 17246,1651 20488,220">
          <text:p/>
        </draw:polyline>
        <draw:path draw:style-name="gr57" draw:text-style-name="P18" draw:layer="layout" svg:width="21.999cm" svg:height="19.078cm" svg:x="1cm" svg:y="3.921cm" svg:viewBox="0 0 22000 19079" svg:d="M0 18669c277-4424 51-16973 0-18669 3978 2787 4032 21922 11934 13567 3476-4120 6711-8960 10066-13440 0 6858 0 12827 0 18952z">
          <text:p/>
        </draw:path>
        <draw:custom-shape draw:style-name="gr58" draw:text-style-name="P8" draw:layer="layout" svg:width="22cm" svg:height="22cm" svg:x="1.001cm" svg:y="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8" draw:layer="layout" svg:width="4.572cm" svg:height="4.572cm" svg:x="7.632cm" svg:y="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Default">
        <draw:line draw:style-name="gr60" draw:text-style-name="P8" draw:layer="layout" svg:x1="20.558cm" svg:y1="14.824cm" svg:x2="3.413cm" svg:y2="14.824cm">
          <text:p/>
        </draw:line>
        <draw:line draw:style-name="gr60" draw:text-style-name="P8" draw:layer="layout" svg:x1="21.059cm" svg:y1="10.424cm" svg:x2="3.914cm" svg:y2="10.424cm">
          <text:p/>
        </draw:line>
        <draw:path draw:style-name="gr61" draw:text-style-name="P19" draw:layer="layout" svg:width="22.036cm" svg:height="20.192cm" svg:x="0.963cm" svg:y="2.524cm" svg:viewBox="0 0 22037 20193" svg:d="M37 20193c0-9652-83-11769 0-17907 3175 5461 4449 14035 10922 13843s7561-10645 11078-16129c0 7112-21 2945 0 20193z">
          <text:p/>
        </draw:path>
        <draw:custom-shape draw:style-name="gr62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line draw:style-name="gr60" draw:text-style-name="P8" draw:layer="layout" svg:x1="21.193cm" svg:y1="5.324cm" svg:x2="1cm" svg:y2="5.324cm">
          <text:p/>
        </draw:line>
        <draw:custom-shape draw:style-name="gr63" draw:text-style-name="P19" draw:layer="layout" svg:width="4.572cm" svg:height="4.572cm" svg:x="9.409cm" svg:y="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Default">
        <draw:custom-shape draw:style-name="gr64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draw:layer="layout" svg:width="4.572cm" svg:height="4.572cm" svg:x="3.159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8.606cm" svg:y="-4.2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6.265cm" svg:y="-2.04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30.734cm" svg:height="10.742cm" svg:x="-2.937cm" svg:y="25.257cm">
          <text:p/>
          <draw:enhanced-geometry svg:viewBox="0 0 21600 21600" draw:type="rectangle" draw:enhanced-path="M 0 0 L 21600 0 21600 21600 0 21600 0 0 Z N"/>
        </draw:custom-shape>
        <draw:path draw:style-name="gr67" draw:text-style-name="P21" draw:layer="layout" svg:width="21.999cm" svg:height="17.935cm" svg:x="1cm" svg:y="5.064cm" svg:viewBox="0 0 22000 17936" svg:d="M0 17936v-1398-9149c254 612 254 3914 5207 3787s4953-11196 8128-11176 4191 4417 6096 4302 2569-2631 2569-2631l-130 16265z">
          <text:p/>
        </draw:path>
      </draw:page>
      <draw:page draw:name="page18" draw:style-name="dp1" draw:master-page-name="Default">
        <draw:custom-shape draw:style-name="gr58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2" draw:layer="layout" svg:width="4.572cm" svg:height="4.572cm" svg:x="16.621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8.144cm" svg:y="-3.83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8.39cm" svg:height="26.289cm" svg:x="27.535cm" svg:y="-1.79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30.734cm" svg:height="11.25cm" svg:x="-1.159cm" svg:y="24.749cm">
          <text:p/>
          <draw:enhanced-geometry svg:viewBox="0 0 21600 21600" draw:type="rectangle" draw:enhanced-path="M 0 0 L 21600 0 21600 21600 0 21600 0 0 Z N"/>
        </draw:custom-shape>
        <draw:path draw:style-name="gr71" draw:text-style-name="P23" draw:layer="layout" svg:width="21.999cm" svg:height="19.205cm" svg:x="1cm" svg:y="3.794cm" svg:viewBox="0 0 22000 19206" svg:d="M0 19206v-1553-10160c0 0 1264 1524 2781 381s3067-7874 5689-7874 5941 13970 9228 13843 4302-3429 4302-3429l-130 8792z">
          <text:p/>
        </draw:path>
      </draw:page>
      <draw:page draw:name="page19" draw:style-name="dp1" draw:master-page-name="Default">
        <draw:custom-shape draw:style-name="gr72" draw:text-style-name="P24" draw:layer="layout" svg:width="18.923cm" svg:height="18.923cm" draw:transform="rotate (0.784001899995853) translate (-1.341cm 12.09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45.4660748256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20" draw:style-name="dp1" draw:master-page-name="Default">
        <draw:line draw:style-name="gr73" draw:text-style-name="P8" draw:layer="layout" svg:x1="1cm" svg:y1="20.143cm" svg:x2="23cm" svg:y2="20.143cm">
          <text:p/>
        </draw:line>
        <draw:line draw:style-name="gr73" draw:text-style-name="P8" draw:layer="layout" svg:x1="2.103cm" svg:y1="15.444cm" svg:x2="2.103cm" svg:y2="19.381cm">
          <text:p/>
        </draw:line>
        <draw:line draw:style-name="gr73" draw:text-style-name="P8" draw:layer="layout" svg:x1="7.016cm" svg:y1="15.445cm" svg:x2="7.016cm" svg:y2="19.382cm">
          <text:p/>
        </draw:line>
        <draw:line draw:style-name="gr73" draw:text-style-name="P8" draw:layer="layout" svg:x1="11.928cm" svg:y1="15.446cm" svg:x2="11.928cm" svg:y2="19.383cm">
          <text:p/>
        </draw:line>
        <draw:line draw:style-name="gr73" draw:text-style-name="P8" draw:layer="layout" svg:x1="12.061cm" svg:y1="15.447cm" svg:x2="12.061cm" svg:y2="19.384cm">
          <text:p/>
        </draw:line>
        <draw:line draw:style-name="gr73" draw:text-style-name="P8" draw:layer="layout" svg:x1="16.974cm" svg:y1="15.444cm" svg:x2="16.974cm" svg:y2="19.381cm">
          <text:p/>
        </draw:line>
        <draw:line draw:style-name="gr73" draw:text-style-name="P8" draw:layer="layout" svg:x1="21.887cm" svg:y1="15.445cm" svg:x2="21.887cm" svg:y2="19.382cm">
          <text:p/>
        </draw:line>
        <draw:custom-shape draw:style-name="gr74" draw:text-style-name="P24" draw:layer="layout" svg:width="20.955cm" svg:height="9.271cm" svg:x="1.508cm" svg:y="2.395cm">
          <text:p/>
          <draw:enhanced-geometry svg:viewBox="0 0 21600 21600" draw:text-areas="?f5 ?f1 ?f6 ?f3" draw:type="left-right-arrow" draw:modifiers="5463.90532544379 5366.633446282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1" draw:style-name="dp1" draw:master-page-name="Default">
        <draw:g>
          <draw:custom-shape draw:style-name="gr75" draw:text-style-name="P25" draw:layer="layout" svg:width="10.916cm" svg:height="10.212cm" draw:transform="rotate (-1.5707963267949) translate (22.377cm 6.3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5" draw:text-style-name="P25" draw:layer="layout" svg:width="10.916cm" svg:height="10.211cm" draw:transform="rotate (-1.5707963267949) translate (11.91cm 6.3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22" draw:style-name="dp1" draw:master-page-name="Default">
        <draw:custom-shape draw:style-name="gr75" draw:text-style-name="P25" draw:layer="layout" svg:width="10.916cm" svg:height="10.211cm" draw:transform="rotate (-1.5707963267949) translate (15.41cm 6.3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25" draw:layer="layout" svg:width="2.413cm" svg:height="13.97cm" svg:x="16.367cm" svg:y="4.748cm">
          <text:p/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Default">
        <draw:custom-shape draw:style-name="gr77" draw:text-style-name="P25" draw:layer="layout" svg:width="15.748cm" svg:height="14.732cm" draw:transform="rotate (-1.5707963267949) translate (19.477cm 3.9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4" draw:style-name="dp1" draw:master-page-name="Default">
        <draw:frame draw:style-name="gr78" draw:text-style-name="P26" draw:layer="layout" svg:width="4.02cm" svg:height="13.674cm" svg:x="18.915cm" svg:y="14.904cm">
          <draw:text-box>
            <text:p><text:span text:style-name="T6">o</text:span></text:p>
          </draw:text-box>
        </draw:frame>
        <draw:frame draw:style-name="gr79" draw:text-style-name="P27" draw:layer="layout" svg:width="28.362cm" svg:height="25.728cm" svg:x="-1.159cm" svg:y="1.508cm">
          <draw:text-box>
            <text:p><text:span text:style-name="T7">U</text:span></text:p>
          </draw:text-box>
        </draw:frame>
      </draw:page>
      <draw:page draw:name="page25" draw:style-name="dp1" draw:master-page-name="Default">
        <draw:custom-shape draw:style-name="gr80" draw:text-style-name="P28" draw:layer="layout" svg:width="20.193cm" svg:height="20.193cm" svg:x="1.889cm" svg:y="1.8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26" draw:style-name="dp1" draw:master-page-name="Default">
        <draw:path draw:style-name="gr81" draw:text-style-name="P29" draw:layer="layout" svg:width="26.105cm" svg:height="16.492cm" svg:x="-0.581cm" svg:y="6.98cm" svg:viewBox="0 0 26106 16493" svg:d="M1581 16020c9144-791 6350-23651 13970-13364s11422-12446 10387 13715c0 0-33501 440-24357-351z">
          <text:p/>
        </draw:path>
        <draw:custom-shape draw:style-name="gr82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9" draw:layer="layout" svg:width="4.572cm" svg:height="4.572cm" svg:x="17.0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rVoSym1" svg:font-family="MarVoSym" style:font-charset="x-symbol"/>
    <style:font-face style:name="MarVoSym2" svg:font-family="MarVoSym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4" svg:font-family="'Liberation Sans'" style:font-pitch="variable" style:font-charset="x-symbol"/>
    <style:font-face style:name="MarVoSym" svg:font-family="MarVoSym" style:font-pitch="variable" style:font-charset="x-symbol"/>
    <style:font-face style:name="Liberation Sans3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Purisa" svg:font-family="Purisa" style:font-pitch="variable"/>
    <style:font-face style:name="URW Chancery L" svg:font-family="'URW Chancery L'" style:font-pitch="variable"/>
    <style:font-face style:name="Z003" svg:font-family="Z003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bio </meta:initial-creator>
    <meta:creation-date>2014-12-10T18:53:55.326318890</meta:creation-date>
    <dc:date>2022-04-21T18:53:24.991048799</dc:date>
    <meta:editing-duration>PT5H31M8S</meta:editing-duration>
    <meta:editing-cycles>26</meta:editing-cycles>
    <meta:generator>LibreOffice/6.4.7.2$Linux_X86_64 LibreOffice_project/40$Build-2</meta:generator>
    <meta:document-statistic meta:object-count="133"/>
  </office:meta>
</office:document-meta>
</file>